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6cc8e" officeooo:paragraph-rsid="0036cc8e"/>
    </style:style>
    <style:style style:name="P3" style:family="paragraph" style:parent-style-name="Text_20_body">
      <style:text-properties officeooo:rsid="0036cc8e" officeooo:paragraph-rsid="0038545d"/>
    </style:style>
    <style:style style:name="P4" style:family="paragraph" style:parent-style-name="Heading_20_1" style:master-page-name="Right_20_Page">
      <style:paragraph-properties style:page-number="auto"/>
      <style:text-properties officeooo:rsid="0036cc8e" officeooo:paragraph-rsid="0036cc8e"/>
    </style:style>
    <style:style style:name="P5" style:family="paragraph" style:parent-style-name="Heading_20_3">
      <style:paragraph-properties fo:break-before="page"/>
      <style:text-properties officeooo:rsid="0036cc8e" officeooo:paragraph-rsid="0036cc8e"/>
    </style:style>
    <style:style style:name="T1" style:family="text">
      <style:text-properties officeooo:rsid="00325325"/>
    </style:style>
    <style:style style:name="T2" style:family="text">
      <style:text-properties officeooo:rsid="003380b8"/>
    </style:style>
    <style:style style:name="T3" style:family="text">
      <style:text-properties officeooo:rsid="00352472"/>
    </style:style>
    <style:style style:name="T4" style:family="text">
      <style:text-properties officeooo:rsid="0036cc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ll Star</text:h>
      <text:h text:style-name="Heading_20_2" text:outline-level="2">(<text:span text:style-name="T4">Smashmouth</text:span>)</text:h>
      <text:p text:style-name="Text_20_body">Time Signature: <text:span text:style-name="T1">4/4</text:span></text:p>
      <text:p text:style-name="Text_20_body">Chords: <text:span text:style-name="T3">Am, C, Dm, F, G</text:span></text:p>
      <text:p text:style-name="Text_20_body">Tempo: <text:span text:style-name="T2">100-120</text:span> BPM</text:p>
      <text:p text:style-name="P1"/>
      <text:h text:style-name="P5" text:outline-level="3">[VERSE 1]</text:h>
      <text:p text:style-name="P2"><text:s text:c="4"/>C <text:s text:c="7"/>G <text:s text:c="7"/></text:p>
      <text:p text:style-name="P2">Somebody once told me </text:p>
      <text:p text:style-name="P2"><text:s text:c="3"/>Dm <text:s text:c="12"/>F</text:p>
      <text:p text:style-name="P2">the world is gonna roll me</text:p>
      <text:p text:style-name="P2"><text:s text:c="2"/>C <text:s text:c="16"/>G <text:s text:c="10"/>Dm <text:s text:c="5"/>F</text:p>
      <text:p text:style-name="P2">I ain't the sharpest tool in the shed</text:p>
      <text:p text:style-name="P2"><text:s text:c="8"/>C <text:s text:c="14"/>G <text:s text:c="3"/></text:p>
      <text:p text:style-name="P2">She was looking kind of dumb </text:p>
      <text:p text:style-name="P2"><text:s text:c="9"/>Dm <text:s text:c="12"/>F</text:p>
      <text:p text:style-name="P2">with her finger and her thumb</text:p>
      <text:p text:style-name="P2"><text:s text:c="7"/>C <text:s text:c="10"/>G <text:s text:c="9"/>Dm <text:s text:c="8"/>F</text:p>
      <text:p text:style-name="P2">In the shape of an "L" on her forehead</text:p>
      <text:p text:style-name="P2"><text:s text:c="9"/>C <text:s text:c="17"/></text:p>
      <text:p text:style-name="P2">Well the years start coming </text:p>
      <text:p text:style-name="P2"><text:s text:c="9"/>G</text:p>
      <text:p text:style-name="P2">and they don't stop coming</text:p>
      <text:p text:style-name="P2">Dm <text:s text:c="20"/>F</text:p>
      <text:p text:style-name="P2">Back to the rule and I hit the ground running</text:p>
      <text:p text:style-name="P2">C <text:s text:c="23"/>G</text:p>
      <text:p text:style-name="P2">Didn't make sense not to live for fun</text:p>
      <text:p text:style-name="P2"><text:s text:c="5"/>Dm <text:s text:c="23"/>F</text:p>
      <text:p text:style-name="P2">Your brain gets smart but your head gets dumb</text:p>
      <text:p text:style-name="P2"><text:s text:c="3"/>C <text:s text:c="12"/>G</text:p>
      <text:p text:style-name="P2">So much to do so much to see</text:p>
      <text:p text:style-name="P2"><text:s text:c="10"/>Dm <text:s text:c="18"/>F</text:p>
      <text:p text:style-name="P2">So what's wrong with taking the back streets</text:p>
      <text:p text:style-name="P2">C <text:s text:c="23"/>G</text:p>
      <text:p text:style-name="P2">You'll never know if you don't go</text:p>
      <text:p text:style-name="P2">Dm <text:s text:c="25"/>F</text:p>
      <text:p text:style-name="P2">You'll never shine if you don't glow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3" text:outline-level="3"><text:soft-page-break/>[CHORUS]</text:h>
      <text:p text:style-name="P2">C <text:s text:c="16"/>G <text:s text:c="7"/></text:p>
      <text:p text:style-name="P2">Hey now you're an All Star </text:p>
      <text:p text:style-name="P2"><text:s text:c="8"/>Dm <text:s text:c="5"/>F</text:p>
      <text:p text:style-name="P2">get your game on, go play</text:p>
      <text:p text:style-name="P2">C <text:s text:c="15"/>G <text:s text:c="8"/></text:p>
      <text:p text:style-name="P2">Hey now you're a Rock Star </text:p>
      <text:p text:style-name="P2"><text:s text:c="7"/>Dm <text:s text:c="5"/>F</text:p>
      <text:p text:style-name="P2">get the show on get paid</text:p>
      <text:p text:style-name="P2"><text:s text:c="4"/>C <text:s text:c="7"/>G <text:s text:c="9"/>Am <text:s text:c="10"/>F</text:p>
      <text:p text:style-name="P2">And all that glitters is gold</text:p>
      <text:p text:style-name="P2"><text:s text:c="14"/>C <text:s text:c="4"/>Am <text:s text:c="8"/>F</text:p>
      <text:p text:style-name="P2">Only shooting stars break the mold</text:p>
      <text:h text:style-name="Heading_20_3" text:outline-level="3">[VERSE 2]</text:h>
      <text:p text:style-name="P2"><text:s text:c="8"/>C <text:s text:c="18"/>G</text:p>
      <text:p text:style-name="P2">It's a cool place and they say it gets colder</text:p>
      <text:p text:style-name="P2">Dm <text:s text:c="19"/></text:p>
      <text:p text:style-name="P2">You're bundled up now </text:p>
      <text:p text:style-name="P2">F</text:p>
      <text:p text:style-name="P2">but wait 'til you get older</text:p>
      <text:p text:style-name="P2"><text:s text:c="8"/>C <text:s text:c="12"/>G</text:p>
      <text:p text:style-name="P2">But the meteor men beg to differ</text:p>
      <text:p text:style-name="P2"><text:s text:c="15"/>Dm <text:s text:c="19"/>F</text:p>
      <text:p text:style-name="P2">Judging by the hole in the satellite picture</text:p>
      <text:p text:style-name="P2"><text:s text:c="11"/>C <text:s text:c="15"/>G</text:p>
      <text:p text:style-name="P2">The ice we skate is getting pretty thin</text:p>
      <text:p text:style-name="P2"><text:s text:c="19"/>Dm <text:s text:c="2"/></text:p>
      <text:p text:style-name="P2">The waters getting warm </text:p>
      <text:p text:style-name="P2"><text:s text:c="17"/>F</text:p>
      <text:p text:style-name="P2">so you might as well swim</text:p>
      <text:p text:style-name="P2"><text:s text:c="14"/>C <text:s text:c="14"/>G</text:p>
      <text:p text:style-name="P2">My world's on fire how about yours</text:p>
      <text:p text:style-name="P2"><text:s text:c="17"/>Dm <text:s text:c="17"/>F</text:p>
      <text:p text:style-name="P2">That's the way I like it and I never get bore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3" text:outline-level="3"><text:soft-page-break/>[CHORUS]</text:h>
      <text:p text:style-name="P2">C <text:s text:c="16"/>G <text:s text:c="7"/></text:p>
      <text:p text:style-name="P2">Hey now you're an All Star </text:p>
      <text:p text:style-name="P2"><text:s text:c="8"/>Dm <text:s text:c="5"/>F</text:p>
      <text:p text:style-name="P2">get your game on, go play</text:p>
      <text:p text:style-name="P2">C <text:s text:c="15"/>G <text:s text:c="8"/></text:p>
      <text:p text:style-name="P2">Hey now you're a Rock Star </text:p>
      <text:p text:style-name="P2"><text:s text:c="7"/>Dm <text:s text:c="5"/>F</text:p>
      <text:p text:style-name="P2">get the show on get paid</text:p>
      <text:p text:style-name="P2"><text:s text:c="4"/>C <text:s text:c="7"/>G <text:s text:c="9"/>Am <text:s text:c="10"/>F</text:p>
      <text:p text:style-name="P2">And all that glitters is gold</text:p>
      <text:p text:style-name="P2"><text:s text:c="14"/>C <text:s text:c="4"/>Am <text:s text:c="8"/>F</text:p>
      <text:p text:style-name="P2">Only shooting stars break the mold</text:p>
      <text:h text:style-name="Heading_20_3" text:outline-level="3">[INSTRUMENTAL]</text:h>
      <text:p text:style-name="P2">D, A, Em, G</text:p>
      <text:p text:style-name="P3">D, A, Em, G</text:p>
      <text:p text:style-name="P3">D, A, Em, G</text:p>
      <text:p text:style-name="P3">D, A, Em, G</text:p>
      <text:h text:style-name="Heading_20_3" text:outline-level="3">[CHORUS]</text:h>
      <text:p text:style-name="P2">C <text:s text:c="16"/>G <text:s text:c="7"/></text:p>
      <text:p text:style-name="P2">Hey now you're an All Star </text:p>
      <text:p text:style-name="P2"><text:s text:c="8"/>Dm <text:s text:c="5"/>F</text:p>
      <text:p text:style-name="P2">get your game on, go play</text:p>
      <text:p text:style-name="P2">C <text:s text:c="15"/>G <text:s text:c="8"/></text:p>
      <text:p text:style-name="P2">Hey now you're a Rock Star </text:p>
      <text:p text:style-name="P2"><text:s text:c="7"/>Dm <text:s text:c="5"/>F</text:p>
      <text:p text:style-name="P2">get the show on get paid</text:p>
      <text:p text:style-name="P2"><text:s text:c="4"/>C <text:s text:c="7"/>G <text:s text:c="9"/>Am <text:s text:c="10"/>F</text:p>
      <text:p text:style-name="P2">And all that glitters is gold</text:p>
      <text:p text:style-name="P2"><text:s text:c="14"/>C <text:s text:c="4"/>Am <text:s text:c="8"/>F</text:p>
      <text:p text:style-name="P2">Only shooting stars break the mol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3" text:outline-level="3"><text:soft-page-break/>[VERSE 3]</text:h>
      <text:p text:style-name="P2"><text:s text:c="4"/>C <text:s text:c="7"/>G <text:s text:c="5"/></text:p>
      <text:p text:style-name="P2">Somebody once asked </text:p>
      <text:p text:style-name="P2"><text:s text:c="6"/>Dm <text:s text:c="18"/>F</text:p>
      <text:p text:style-name="P2">could I spare some change for gas</text:p>
      <text:p text:style-name="P2"><text:s text:c="10"/>C <text:s text:c="8"/>G <text:s text:c="11"/>Dm <text:s text:c="6"/>F</text:p>
      <text:p text:style-name="P2">I need to get myself away from this place</text:p>
      <text:p text:style-name="P2"><text:s text:c="7"/>C <text:s text:c="8"/>G <text:s text:c="10"/></text:p>
      <text:p text:style-name="P2">I said yep what a concept</text:p>
      <text:p text:style-name="P2"><text:s text:c="8"/>Dm <text:s text:c="14"/>F</text:p>
      <text:p text:style-name="P2">I could use a little fuel myself</text:p>
      <text:p text:style-name="P2"><text:s text:c="13"/>C <text:s text:c="8"/>G <text:s text:c="4"/>Dm</text:p>
      <text:p text:style-name="P2">And we could all use a little change</text:p>
      <text:p text:style-name="P2"><text:s text:c="9"/>C <text:s text:c="17"/></text:p>
      <text:p text:style-name="P2">Well the years start coming </text:p>
      <text:p text:style-name="P2"><text:s text:c="8"/>G</text:p>
      <text:p text:style-name="P2">and they don't stop coming</text:p>
      <text:p text:style-name="P2">Dm <text:s text:c="19"/>F</text:p>
      <text:p text:style-name="P2">Back to the rule and I hit the ground running</text:p>
      <text:p text:style-name="P2">C <text:s text:c="22"/>G</text:p>
      <text:p text:style-name="P2">Didn't make sense not to live for fun</text:p>
      <text:p text:style-name="P2">Dm <text:s text:c="19"/>F</text:p>
      <text:p text:style-name="P2">Your brain gets smart but your head gets dumb</text:p>
      <text:p text:style-name="P2"><text:s text:c="3"/>C <text:s text:c="12"/>G</text:p>
      <text:p text:style-name="P2">So much to do so much to see</text:p>
      <text:p text:style-name="P2"><text:s text:c="10"/>Dm <text:s text:c="18"/>F</text:p>
      <text:p text:style-name="P2">So what's wrong with taking the back streets</text:p>
      <text:p text:style-name="P2">C <text:s text:c="23"/>G</text:p>
      <text:p text:style-name="P2">You'll never know if you don't go</text:p>
      <text:p text:style-name="P2">Dm <text:s text:c="25"/>F</text:p>
      <text:p text:style-name="P2">You'll never shine if you don't glow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3" text:outline-level="3"><text:soft-page-break/>[CHORUS]</text:h>
      <text:p text:style-name="P2">C <text:s text:c="16"/>G <text:s text:c="7"/></text:p>
      <text:p text:style-name="P2">Hey now you're an All Star </text:p>
      <text:p text:style-name="P2"><text:s text:c="8"/>Dm <text:s text:c="5"/>F</text:p>
      <text:p text:style-name="P2">get your game on, go play</text:p>
      <text:p text:style-name="P2">C <text:s text:c="15"/>G <text:s text:c="8"/></text:p>
      <text:p text:style-name="P2">Hey now you're a Rock Star </text:p>
      <text:p text:style-name="P2"><text:s text:c="7"/>Dm <text:s text:c="5"/>F</text:p>
      <text:p text:style-name="P2">get the show on get paid</text:p>
      <text:p text:style-name="P2"><text:s text:c="4"/>C <text:s text:c="7"/>G <text:s text:c="9"/>Am <text:s text:c="10"/>F</text:p>
      <text:p text:style-name="P2">And all that glitters is gold</text:p>
      <text:p text:style-name="P2"><text:s text:c="14"/>C <text:s text:c="4"/>Am <text:s text:c="8"/>F</text:p>
      <text:p text:style-name="P2">Only shooting stars break the mold</text:p>
      <text:p text:style-name="P2"><text:s text:c="4"/>C <text:s text:c="7"/>G <text:s text:c="9"/>Am <text:s text:c="10"/>F</text:p>
      <text:p text:style-name="P2">And all that glitters is gold</text:p>
      <text:p text:style-name="P2"><text:s text:c="14"/>C <text:s text:c="4"/>Am <text:s text:c="8"/>F</text:p>
      <text:p text:style-name="P2">Only shooting stars break the mo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1M46S</meta:editing-duration>
    <meta:editing-cycles>41</meta:editing-cycles>
    <meta:generator>LibreOffice/4.3.3.2$Linux_X86_64 LibreOffice_project/430m0$Build-2</meta:generator>
    <dc:title>Lyrics + Chords</dc:title>
    <dc:date>2017-04-14T09:21:40.607018649</dc:date>
    <meta:print-date>2017-04-03T12:23:29.985893000</meta:print-date>
    <meta:document-statistic meta:table-count="0" meta:image-count="0" meta:object-count="0" meta:page-count="6" meta:paragraph-count="149" meta:word-count="628" meta:character-count="4018" meta:non-whitespace-character-count="204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